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SmartLifecycl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martLifecycleFactoryBean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martLifecycleBean.forShutdownTests( int phase , int shutdownDelay , CopyOnWriteArrayList &lt; Lifecycle &gt; stopp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dependentShutdownFirstAndIsSmar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stSmartLifecycleBean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singleLifecycle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fecycleProcessorTests.defaultLifecycleProcesso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fecycleProcessorTests.dependencyStartedFirstButNotSmar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LifecycleBean.TestLifecycleBean( CopyOnWriteArrayList &lt; Lifecycle &gt; startedBeans , CopyOnWriteArrayList &lt; Lifecycle &gt; stopp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SmartLifecycleBean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singleSmartLifecycle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mmySmartLifecycleBean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martLifecycleBean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martLifecycleBea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martLifecycleFactoryBea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Bean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fecycleProcessorTests.singleSmartLifecycle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SmartLifecycl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Bean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fecycleProcessorTests.customLifecycleProcesso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SmartLifecycl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singleSmartLifecycleAutoStartupWithLazyIni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ummySmartLifecycleFactoryBean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dependentShutdownFirstEvenIfItsPhaseIsLo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faultLifecycleProcessorTests.singleSmartLifecycleAutoStartupWithNonAutoStartup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SmartLifecycleBean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Bean.forStartupTests( CopyOnWriteArrayList &lt; Lifecycle &gt; start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getPhase( Lifecycle lifecyc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SmartLifecycleFactoryBean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dependencyStartedFirstEvenIfItsPhaseIsHig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SmartLifecycleBean.stop( final Runnable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mmySmartLifecycleFactoryBean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fecycleProcessorTests.mixed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efaultLifecycleProcessorTests.singleSmartLifecycleWithout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ummySmartLifecycleBean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Bean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contextRefreshThenStopAndRestartWithMixed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faultLifecycleProcessorTests.contextRefreshThenStartWithMixed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LifecycleProcessorTests.singleSmartLifecycleAutoStartupWith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fecycleProcessorTests.dependentShutdownFirstButNotSmar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ummySmartLifecycleFactoryBean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fecycleProcessorTests.smartLifecycleGroup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ummySmartLifecycleBean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martLifecycleBean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fecycleBean.forShutdownTests( CopyOnWriteArrayList &lt; Lifecycle &gt; stopp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martLifecycleBean.TestSmartLifecycleBean( int phase , int shutdownDelay , CopyOnWriteArrayList &lt; Lifecycle &gt; startedBeans , CopyOnWriteArrayList &lt; Lifecycle &gt; stopp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fecycleProcessorTests.dependencyStartedFirstAndIsSmar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LifecycleProcessorTests.smartLifecycleGroup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estSmartLifecycleBean.forStartupTests( int phase , CopyOnWriteArrayList &lt; Lifecycle &gt; start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